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taGridResourceProvider.getMessag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GridResourceProvider.formatMessage(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ataGridResourceProvider.getDefaultMessag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ataGridResourceProvider.internalGetMessage( String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DataGridResourceProvider.DefaultDataGridResourc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